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4.3173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erit Badges</text:p>
          </table:table-cell>
          <table:table-cell table:style-name="ce1" office:value-type="string">
            <text:p>Add (A) Drop (D)</text:p>
          </table:table-cell>
          <table:table-cell table:style-name="ce1" office:value-type="string">
            <text:p>For each merit badge, list qualification(s) that support your request</text:p>
          </table:table-cell>
          <table:table-cell office:value-type="string">
            <text:p>Eagle Requirement</text:p>
          </table:table-cell>
        </table:table-row>
        <table:table-row table:style-name="ro1">
          <table:table-cell office:value-type="string">
            <text:p>American Busines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merican Culture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merican Heritag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merican Labo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nimal Scienc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nima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rchaeolog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rchitectu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rt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stronom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thletic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utomotive Maintenanc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Avia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Backpack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Basketr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Bird Stud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Bugl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amp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anoe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hemistry</text:p>
          </table:table-cell>
          <table:table-cell office:value-type="string">
            <text:p>A</text:p>
          </table:table-cell>
          <table:table-cell office:value-type="string">
            <text:p>former secondary educator (Middle School High School) for natural sciences with minor in chemistry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itizenship in the Community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itizenship in the Nation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itizenship in the World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limb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oin Collec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ollection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ommunication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omposite Material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ook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Crime Preven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ycl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Dentistr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Digital Technolog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Disabilities Awareness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Dog Ca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Draf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mergency Preparedness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ntrepreneurship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Environmental Science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Explora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amily Life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Farm Mechanic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ingerprin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ire Safet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irst Aid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Fish and Wildlife Management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ish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ly-Fish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orestr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ame Desig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arden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enealog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eocach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eolog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olf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Graphic Ar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Hik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Home Repair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Horsemanship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Indian Lo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Insect Stud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Inven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Journalis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Kayak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Landscape Architectu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Law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Leatherwork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Lifesav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Mammal Stud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Medicin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Metalwork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Mining in Societ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Model Design and Build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Motorboa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Moviemak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Music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Natu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Nuclear Scienc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Oceanograph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Orienteer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ain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ersonal Fitness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Personal Management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Pe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hotograph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ioneer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lant Scienc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lumb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otter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rogramm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ublic Health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ublic Speak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Pulp and Pape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adio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ailroad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ead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eptile and Amphibian Stud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ifle Shoo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Row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afet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alesmanship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cholarship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couting Heritag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Suba Div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culptur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earch and Rescu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hotgun Shoo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igns, Signals, and Code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ka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mall-Boat Sail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now Spor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oil and Water Conserva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pace Explora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por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tamp Collect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urvey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Sustainability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Swimming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Textil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Theathe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Traffic Safety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Truck transportait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Veterinary Medicine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ater Sports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eld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hitewate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ilderness Survival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ood Carving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Woodwork</text:p>
          </table:table-cell>
          <table:table-cell office:value-type="string">
            <text:p>A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7/01/2018</text:date>, <text:time>20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1:28:59.45</meta:creation-date>
    <dc:date>2018-07-01T20:56:26.46</dc:date>
    <meta:editing-duration>PT9H12M3S</meta:editing-duration>
    <meta:editing-cycles>6</meta:editing-cycles>
    <meta:generator>OpenOffice/4.1.2$Win32 OpenOffice.org_project/412m3$Build-9782</meta:generator>
    <meta:document-statistic meta:table-count="3" meta:cell-count="295" meta:object-count="0"/>
  </office:meta>
</office:document-meta>
</file>